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ssung" table:style-name="ta1">
        <table:shapes>
          <draw:frame draw:z-index="0" draw:style-name="gr1" draw:text-style-name="P1" svg:width="15.999cm" svg:height="8.999cm" svg:x="0cm" svg:y="4.349cm">
            <draw:object draw:notify-on-update-of-ranges="messung.A1:messung.A1 messung.A2:messung.A9 messung.B1:messung.B1 messung.B2:messung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0cm" svg:y="13.175cm">
            <draw:object draw:notify-on-update-of-ranges="messung.A1:messung.A1 messung.A2:messung.A9 messung.E1:messung.E1 messung.E2:messung.E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m/da</text:p>
          </table:table-cell>
          <table:table-cell office:value-type="string" calcext:value-type="string">
            <text:p>app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vg</text:p>
          </table:table-cell>
          <table:table-cell table:formula="of:=SUM([.C3:.C6])/4" office:value-type="float" office:value="1.255" calcext:value-type="float">
            <text:p>1,2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4" calcext:value-type="float">
            <text:p>2,24</text:p>
          </table:table-cell>
          <table:table-cell/>
          <table:table-cell table:formula="of:=1.255*[.A2]-0.27" office:value-type="float" office:value="2.24" calcext:value-type="float">
            <text:p>2,24</text:p>
          </table:table-cell>
          <table:table-cell table:formula="of:=[.D2]-[.B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2.563" calcext:value-type="float">
            <text:p>2,563</text:p>
          </table:table-cell>
          <table:table-cell table:formula="of:=([.B3]-[.B2])/([.A3]-[.A2])" office:value-type="float" office:value="1.292" calcext:value-type="float">
            <text:p>1,292</text:p>
          </table:table-cell>
          <table:table-cell table:formula="of:=1.255*[.A3]-0.27" office:value-type="float" office:value="2.55375" calcext:value-type="float">
            <text:p>2,55375</text:p>
          </table:table-cell>
          <table:table-cell table:formula="of:=[.D3]-[.B3]" office:value-type="float" office:value="-0.00925000000000065" calcext:value-type="float">
            <text:p>-0,009250000000001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2.874" calcext:value-type="float">
            <text:p>2,874</text:p>
          </table:table-cell>
          <table:table-cell table:formula="of:=([.B4]-[.B3])/([.A4]-[.A3])" office:value-type="float" office:value="1.244" calcext:value-type="float">
            <text:p>1,244</text:p>
          </table:table-cell>
          <table:table-cell table:formula="of:=1.255*[.A4]-0.27" office:value-type="float" office:value="2.8675" calcext:value-type="float">
            <text:p>2,8675</text:p>
          </table:table-cell>
          <table:table-cell table:formula="of:=[.D4]-[.B4]" office:value-type="float" office:value="-0.00650000000000039" calcext:value-type="float">
            <text:p>-0,0065</text:p>
          </table:table-cell>
          <table:table-cell table:number-columns-repeated="4"/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3.186" calcext:value-type="float">
            <text:p>3,186</text:p>
          </table:table-cell>
          <table:table-cell table:formula="of:=([.B5]-[.B4])/([.A5]-[.A4])" office:value-type="float" office:value="1.248" calcext:value-type="float">
            <text:p>1,248</text:p>
          </table:table-cell>
          <table:table-cell table:formula="of:=1.255*[.A5]-0.27" office:value-type="float" office:value="3.18125" calcext:value-type="float">
            <text:p>3,18125</text:p>
          </table:table-cell>
          <table:table-cell table:formula="of:=[.D5]-[.B5]" office:value-type="float" office:value="-0.00475000000000003" calcext:value-type="float">
            <text:p>-0,0047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495" calcext:value-type="float">
            <text:p>3,495</text:p>
          </table:table-cell>
          <table:table-cell table:formula="of:=([.B6]-[.B5])/([.A6]-[.A5])" office:value-type="float" office:value="1.236" calcext:value-type="float">
            <text:p>1,236</text:p>
          </table:table-cell>
          <table:table-cell table:formula="of:=1.255*[.A6]-0.27" office:value-type="float" office:value="3.495" calcext:value-type="float">
            <text:p>3,495</text:p>
          </table:table-cell>
          <table:table-cell table:formula="of:=[.D6]-[.B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3.805" calcext:value-type="float">
            <text:p>3,805</text:p>
          </table:table-cell>
          <table:table-cell table:formula="of:=([.B7]-[.B6])/([.A7]-[.A6])" office:value-type="float" office:value="1.24" calcext:value-type="float">
            <text:p>1,24</text:p>
          </table:table-cell>
          <table:table-cell table:formula="of:=1.255*[.A7]-0.27" office:value-type="float" office:value="3.80875" calcext:value-type="float">
            <text:p>3,80875</text:p>
          </table:table-cell>
          <table:table-cell table:formula="of:=[.D7]-[.B7]" office:value-type="float" office:value="0.00374999999999925" calcext:value-type="float">
            <text:p>0,003749999999999</text:p>
          </table:table-cell>
          <table:table-cell table:number-columns-repeated="4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4.112" calcext:value-type="float">
            <text:p>4,112</text:p>
          </table:table-cell>
          <table:table-cell table:formula="of:=([.B8]-[.B7])/([.A8]-[.A7])" office:value-type="float" office:value="1.228" calcext:value-type="float">
            <text:p>1,228</text:p>
          </table:table-cell>
          <table:table-cell table:formula="of:=1.255*[.A8]-0.27" office:value-type="float" office:value="4.1225" calcext:value-type="float">
            <text:p>4,1225</text:p>
          </table:table-cell>
          <table:table-cell table:formula="of:=[.D8]-[.B8]" office:value-type="float" office:value="0.0105000000000004" calcext:value-type="float">
            <text:p>0,0105</text:p>
          </table:table-cell>
          <table:table-cell table:number-columns-repeated="4"/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4.419" calcext:value-type="float">
            <text:p>4,419</text:p>
          </table:table-cell>
          <table:table-cell table:formula="of:=([.B9]-[.B8])/([.A9]-[.A8])" office:value-type="float" office:value="1.228" calcext:value-type="float">
            <text:p>1,228</text:p>
          </table:table-cell>
          <table:table-cell table:formula="of:=1.255*[.A9]-0.27" office:value-type="float" office:value="4.43625" calcext:value-type="float">
            <text:p>4,43625</text:p>
          </table:table-cell>
          <table:table-cell table:formula="of:=[.D9]-[.B9]" office:value-type="float" office:value="0.0172499999999998" calcext:value-type="float">
            <text:p>0,01725</text:p>
          </table:table-cell>
          <table:table-cell table:number-columns-repeated="4"/>
        </table:table-row>
      </table:table>
      <table:table table:name="mode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.255*[.A2]-0.27" office:value-type="float" office:value="4.75" calcext:value-type="float">
            <text:p>4,75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table:formula="of:=1.255*[.A3]-0.27" office:value-type="float" office:value="5.06375" calcext:value-type="float">
            <text:p>5,0637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table:formula="of:=1.255*[.A4]-0.27" office:value-type="float" office:value="5.3775" calcext:value-type="float">
            <text:p>5,377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table:formula="of:=1.255*[.A5]-0.27" office:value-type="float" office:value="5.69125" calcext:value-type="float">
            <text:p>5,69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.255*[.A6]-0.27" office:value-type="float" office:value="6.005" calcext:value-type="float">
            <text:p>6,005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table:formula="of:=1.255*[.A7]-0.27" office:value-type="float" office:value="6.31875" calcext:value-type="float">
            <text:p>6,3187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table:formula="of:=1.255*[.A8]-0.27" office:value-type="float" office:value="6.6325" calcext:value-type="float">
            <text:p>6,6325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table:formula="of:=1.255*[.A9]-0.27" office:value-type="float" office:value="6.94625" calcext:value-type="float">
            <text:p>6,946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.255*[.A10]-0.27" office:value-type="float" office:value="7.26" calcext:value-type="float">
            <text:p>7,26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table:formula="of:=1.255*[.A11]-0.27" office:value-type="float" office:value="7.57375" calcext:value-type="float">
            <text:p>7,57375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table:formula="of:=1.255*[.A12]-0.27" office:value-type="float" office:value="7.8875" calcext:value-type="float">
            <text:p>7,8875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table:formula="of:=1.255*[.A13]-0.27" office:value-type="float" office:value="8.20125" calcext:value-type="float">
            <text:p>8,20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.255*[.A14]-0.27" office:value-type="float" office:value="8.515" calcext:value-type="float">
            <text:p>8,515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table:formula="of:=1.255*[.A15]-0.27" office:value-type="float" office:value="8.82875" calcext:value-type="float">
            <text:p>8,82875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table:formula="of:=1.255*[.A16]-0.27" office:value-type="float" office:value="9.1425" calcext:value-type="float">
            <text:p>9,142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table:formula="of:=1.255*[.A17]-0.27" office:value-type="float" office:value="9.45625" calcext:value-type="float">
            <text:p>9,456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.255*[.A18]-0.27" office:value-type="float" office:value="9.77" calcext:value-type="float">
            <text:p>9,77</text:p>
          </table:table-cell>
        </table:table-row>
        <table:table-row table:style-name="ro1">
          <table:table-cell office:value-type="float" office:value="8.25" calcext:value-type="float">
            <text:p>8,25</text:p>
          </table:table-cell>
          <table:table-cell table:formula="of:=1.255*[.A19]-0.27" office:value-type="float" office:value="10.08375" calcext:value-type="float">
            <text:p>10,08375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 table:formula="of:=1.255*[.A20]-0.27" office:value-type="float" office:value="10.3975" calcext:value-type="float">
            <text:p>10,3975</text:p>
          </table:table-cell>
        </table:table-row>
        <table:table-row table:style-name="ro1">
          <table:table-cell office:value-type="float" office:value="8.75" calcext:value-type="float">
            <text:p>8,75</text:p>
          </table:table-cell>
          <table:table-cell table:formula="of:=1.255*[.A21]-0.27" office:value-type="float" office:value="10.71125" calcext:value-type="float">
            <text:p>10,71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.255*[.A22]-0.27" office:value-type="float" office:value="11.025" calcext:value-type="float">
            <text:p>11,025</text:p>
          </table:table-cell>
        </table:table-row>
        <table:table-row table:style-name="ro1">
          <table:table-cell office:value-type="float" office:value="9.25" calcext:value-type="float">
            <text:p>9,25</text:p>
          </table:table-cell>
          <table:table-cell table:formula="of:=1.255*[.A23]-0.27" office:value-type="float" office:value="11.33875" calcext:value-type="float">
            <text:p>11,33875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 table:formula="of:=1.255*[.A24]-0.27" office:value-type="float" office:value="11.6525" calcext:value-type="float">
            <text:p>11,6525</text:p>
          </table:table-cell>
        </table:table-row>
        <table:table-row table:style-name="ro1">
          <table:table-cell office:value-type="float" office:value="9.75" calcext:value-type="float">
            <text:p>9,75</text:p>
          </table:table-cell>
          <table:table-cell table:formula="of:=1.255*[.A25]-0.27" office:value-type="float" office:value="11.96625" calcext:value-type="float">
            <text:p>11,966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.255*[.A26]-0.27" office:value-type="float" office:value="12.28" calcext:value-type="float">
            <text:p>12,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.00.0000</text:date>, <text:time style:data-style-name="N2" text:time-value="13:52:46.0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15T13:22:25.776000000</meta:creation-date>
    <dc:date>2020-02-15T14:06:01.905000000</dc:date>
    <meta:editing-duration>PT13M53S</meta:editing-duration>
    <meta:editing-cycles>2</meta:editing-cycles>
    <meta:generator>LibreOffice/6.3.4.2$Windows_X86_64 LibreOffice_project/60da17e045e08f1793c57c00ba83cdfce946d0aa</meta:generator>
    <meta:document-statistic meta:table-count="2" meta:cell-count="98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365cm" svg:y="4.201cm" style:legend-expansion="high" chart:style-name="ch2"/>
        <chart:plot-area chart:style-name="ch3" table:cell-range-address="messung.A1:messung.B9" chart:data-source-has-labels="row" svg:x="0.32cm" svg:y="0.18cm" svg:width="13.725cm" svg:height="8.64cm">
          <chartooo:coordinate-region svg:x="1.047cm" svg:y="0.379cm" svg:width="12.9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sung.B2:messung.B9" chart:label-cell-address="messung.B1:messung.B1" chart:class="chart:scatter">
            <chart:domain table:cell-range-address="messung.A2:messung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m</text:p>
                <draw:g>
                  <svg:desc>messung.B1:messung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essung.A2:messung.A9</svg:desc>
                </draw:g>
              </table:table-cell>
              <table:table-cell office:value-type="float" office:value="2.24">
                <text:p>2.24</text:p>
                <draw:g>
                  <svg:desc>messung.B2:messung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2.563">
                <text:p>2.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2.874">
                <text:p>2.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3.186">
                <text:p>3.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95">
                <text:p>3.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5">
                <text:p>3.25</text:p>
              </table:table-cell>
              <table:table-cell office:value-type="float" office:value="3.805">
                <text:p>3.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4.112">
                <text:p>4.1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4.419">
                <text:p>4.4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svg:x="14.645cm" svg:y="4.203cm" style:legend-expansion="custom" chartooo:width="0.73cm" chartooo:height="0.598cm" style:legend-expansion-aspect-ratio="1.22073578595318" chart:style-name="ch2"/>
        <chart:plot-area chart:style-name="ch3" table:cell-range-address="messung.A1:messung.A9 messung.E1:messung.E9" chart:data-source-has-labels="row" svg:x="0.513cm" svg:y="0.126cm" svg:width="13.754cm" svg:height="8.668cm">
          <chartooo:coordinate-region svg:x="1.055cm" svg:y="0.351cm" svg:width="13.118cm" svg:height="8.2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essung.E2:messung.E9" chart:label-cell-address="messung.E1:messung.E1" chart:class="chart:scatter">
            <chart:domain table:cell-range-address="messung.A2:messung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d</text:p>
                <draw:g>
                  <svg:desc>messung.E1:messung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messung.A2:messung.A9</svg:desc>
                </draw:g>
              </table:table-cell>
              <table:table-cell office:value-type="float" office:value="0">
                <text:p>0</text:p>
                <draw:g>
                  <svg:desc>messung.E2:messung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5">
                <text:p>2.25</text:p>
              </table:table-cell>
              <table:table-cell office:value-type="float" office:value="-0.00925000000000065">
                <text:p>-0.009250000000000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-0.00650000000000039">
                <text:p>-0.006500000000000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5">
                <text:p>2.75</text:p>
              </table:table-cell>
              <table:table-cell office:value-type="float" office:value="-0.00475000000000003">
                <text:p>-0.00475000000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5">
                <text:p>3.25</text:p>
              </table:table-cell>
              <table:table-cell office:value-type="float" office:value="0.00374999999999925">
                <text:p>0.00374999999999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0.0105000000000004">
                <text:p>0.01050000000000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75">
                <text:p>3.75</text:p>
              </table:table-cell>
              <table:table-cell office:value-type="float" office:value="0.0172499999999998">
                <text:p>0.0172499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